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1" style:family="table-row">
      <style:table-row-properties style:min-row-height="0.2521in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36f0a6" officeooo:paragraph-rsid="0036f0a6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389e05" officeooo:paragraph-rsid="00389e05" style:font-size-asian="8pt" style:font-size-complex="8pt"/>
    </style:style>
    <style:style style:name="P30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1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2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391a08" officeooo:paragraph-rsid="00391a08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3a1eda" officeooo:paragraph-rsid="003a1eda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3aa1a8" officeooo:paragraph-rsid="003aa1a8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officeooo:rsid="003b2ba7" officeooo:paragraph-rsid="003b2ba7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Ubuntu" fo:font-size="8pt" officeooo:rsid="003cab8f" officeooo:paragraph-rsid="003cab8f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officeooo:rsid="003d03ea" officeooo:paragraph-rsid="003d03ea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8pt" officeooo:rsid="003ea7a6" officeooo:paragraph-rsid="003ea7a6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8pt" officeooo:rsid="00407ad7" officeooo:paragraph-rsid="00407ad7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8pt" officeooo:rsid="00433d9b" officeooo:paragraph-rsid="00433d9b" style:font-size-asian="8pt" style:font-size-complex="8pt"/>
    </style:style>
    <style:style style:name="P42" style:family="paragraph" style:parent-style-name="Standard">
      <style:text-properties style:font-name="Ubuntu" fo:font-size="8pt" fo:language="en" fo:country="ID" officeooo:rsid="003162d0" officeooo:paragraph-rsid="00433d9b" fo:background-color="#fff200" style:font-size-asian="8pt" style:font-name-complex="Tahoma" style:font-size-complex="8pt" style:font-weight-complex="bold"/>
    </style:style>
    <style:style style:name="P43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fo:language="en" fo:country="ID" officeooo:rsid="003162d0" officeooo:paragraph-rsid="00433d9b" fo:background-color="#fff200" style:font-size-asian="8pt" style:font-name-complex="Tahoma" style:font-size-complex="8pt" style:font-weight-complex="bold"/>
    </style:style>
    <style:style style:name="P44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391a08" style:font-name-complex="Tahoma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style:font-name-complex="Tahoma"/>
    </style:style>
    <style:style style:name="T10" style:family="text">
      <style:text-properties officeooo:rsid="00389e05"/>
    </style:style>
    <style:style style:name="T11" style:family="text">
      <style:text-properties officeooo:rsid="00426d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Analisis Keterkaitan Ranah Antara SKL, KI, dan KD </text:p>
      <text:p text:style-name="P6"><text:span text:style-name="T9">Mata Pelajaran: </text:span><text:span text:style-name="T3">Sistem Komputer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4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4">dari KI-</text:span><text:span text:style-name="T2">3 dg KD dari KI-4</text:span></text:p>
            </table:table-cell>
            <table:table-cell table:style-name="Table2.A1" office:value-type="string">
              <text:list xml:id="list1215699213" text:style-name="WWNum2">
                <text:list-item>
                  <text:p text:style-name="P31"><text:span text:style-name="T2">Ketercapaian Dimensi Kognitif dan B</text:span><text:span text:style-name="T4">entuk </text:span><text:span text:style-name="T2">Pengetahuan semua KD-3 dalam Mata Pelajaran</text:span></text:p>
                </text:list-item>
                <text:list-item>
                  <text:p text:style-name="P32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3">Memahami sistem bilangan (Desimal, Biner, Heksa Desimal)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33">Mengkonversi sistem bilangan (Desimal, Biner, Heksadesimal) dalam memecahkan masalah konversi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12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4">Menganalisis relasi logika dasar, kombinasi dan sekuensial (NOT, AND, OR); (NOR, NAND, NOR, EXOR, EXNOR);(Flip Flop, Coun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35">Merangkai fungsi gerbang logika dasar, kombinasi dan sekuensial. (NOT, AND, OR); (NOR, NAND, EXOR, EXNOR) melalui uji coba (Flip Flop, Coun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7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36">Menerapkan operasi logika aritmatik (Half-Full Adder, Ripple Carry Add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36">Mempraktikan operasi Logic Unit (Half-Full Adder, Ripple Carru Add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37">Mengklasifikasikan rangkaian multiplexer, decoder, regis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37">Mengoperasikan aritmatik dan logic pada Arithmatic Logic Unit (Multiplexer, decoder, regis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8">Menerapkan elektronika dasar (Kelistrikan, komponen elektronika, dan skema rangkaian elektronika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8">Mempraktikan fungsi kelistrikan dan komponen elektronika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2" office:value-type="string">
            <text:p text:style-name="P42">Dokumen Tahap Penyusunan</text:p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9">Menerapkan dasar dasar mikrokontrol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9">Menipulasi dasar dasar mikrokontroller (Port IO,, clock, arsitektur RISK, gneral purpose, RISK, stack pointer, SRAM, EEPROM, SREG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2" office:value-type="string">
            <text:p text:style-name="P42">Dokumen Tahap Penyusunan</text:p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40">Menganalisis blok diagram dari siste mikrokomputer (arsitektur kompu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40">Menyjikan gambar minimal sistem mikrokomputer berdasarkan blog diagram, dan sistem rangkaian <text:span text:style-name="T11">(</text:span>arsitektur komputer<text:span text:style-name="T11">)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2" office:value-type="string">
            <text:p text:style-name="P42">Dokumen Tahap Penyusunan</text:p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41">Mengevaluasi perangkat eksternal / periferal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41">Merangkai perangkat eksternal dengan consule unit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2" office:value-type="string">
            <text:p text:style-name="P42">Dokumen Tahap Penyusunan</text:p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41">Menganalisis memori berdasarkan karakteristik sistem memori (lokasi, kapasitas, kecepatan, cara akses, tipe fisik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 table:style-name="Table51.1"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41">Membuat alternatik kebutuhan untuk memodifikasi beberapa memori dalam sistem <text:s/>komput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2" office:value-type="string">
            <text:p text:style-name="P42">Dokumen Tahap Penyusunan</text:p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41">Menganalisis stuktur CPU dan fungsi CPU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41">Menyajikan rangkaian internal CPU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3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12:13:51.988942506</dc:date>
    <meta:editing-duration>PT3H51M7S</meta:editing-duration>
    <meta:editing-cycles>56</meta:editing-cycles>
    <meta:generator>LibreOffice/6.0.6.2$Linux_X86_64 LibreOffice_project/00m0$Build-2</meta:generator>
    <meta:document-statistic meta:table-count="61" meta:image-count="0" meta:object-count="0" meta:page-count="3" meta:paragraph-count="79" meta:word-count="374" meta:character-count="2826" meta:non-whitespace-character-count="2522"/>
  </office:meta>
</office:document-meta>
</file>